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uceneXMLIndexerImpl.configure( Configuration configur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impleLuceneXMLIndexerImpl.uid( URLConnection url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LuceneXMLIndexerImpl.SimpleLuceneXMLIndex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LuceneXMLIndexerImpl.indexDocument( URLConnection contentURLConnection , LuceneIndexContentHandler luceneIndexContent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LuceneXMLIndexerImpl.build( URL ur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impleLuceneXMLIndex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